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dapter.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dapter.handleTex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Adapter.endElement( String uri , String loc , String ra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Adapter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Adapter.en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dapter.generateSAX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dapter.XMLAdapter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dapt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dapte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dapter.startElement( String uri , String loc , String raw , Attributes 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Adapter.start( String name , AttributesImpl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Adap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dapter.generateSAX( Widget widget , String i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Adapter.characters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